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loymentException.DeploymentException( String message ,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loymentException.Deployment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